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10000386E000036435C865865.svg" manifest:media-type=""/>
  <manifest:file-entry manifest:full-path="Pictures/20000001000011AC0000077190ADDC39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1cm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51cm" draw:marker-start="Symmetric_20_Arrow" draw:marker-start-width="0.279cm" draw:marker-end="Symmetric_20_Arrow" draw:marker-end-width="0.381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1cm" draw:marker-start="Symmetric_20_Arrow" draw:marker-start-width="0.279cm" draw:marker-end="Symmetric_20_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 draw:shadow="hidden"/>
    </style:style>
    <style:style style:name="gr11" style:family="graphic" style:parent-style-name="objectwithoutfill">
      <style:graphic-properties draw:marker-end="" draw:marker-end-width="0.3cm" draw:fill="none" draw:textarea-vertical-align="middle" draw:shadow="hidden"/>
    </style:style>
    <style:style style:name="gr12" style:family="graphic" style:parent-style-name="objectwithoutfill">
      <style:graphic-properties svg:stroke-width="0.051cm" draw:marker-start-width="0.279cm" draw:marker-end="Symmetric_20_Arrow" draw:marker-end-width="0.38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22cm" svg:height="8.001cm" svg:x="1.381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493cm" svg:height="1.778cm" svg:x="3.032cm" svg:y="12.43cm">
          <text:p text:style-name="P1">JGroups</text:p>
          <draw:enhanced-geometry svg:viewBox="0 0 21600 21600" draw:type="rectangle" draw:enhanced-path="M 0 0 L 21600 0 21600 21600 0 21600 0 0 Z N"/>
        </draw:custom-shape>
        <draw:frame draw:style-name="gr3" draw:layer="layout" svg:width="2.725cm" svg:height="0.962cm" svg:x="1.254cm" svg:y="5.826cm">
          <draw:text-box>
            <text:p>Node A </text:p>
          </draw:text-box>
        </draw:frame>
        <draw:frame draw:style-name="gr3" draw:layer="layout" svg:width="5.396cm" svg:height="0.962cm" svg:x="3.859cm" svg:y="7.658cm">
          <draw:text-box>
            <text:p>Infinispan caches</text:p>
          </draw:text-box>
        </draw:frame>
        <draw:frame draw:style-name="gr3" draw:text-style-name="P2" draw:layer="layout" svg:width="2.568cm" svg:height="0.878cm" svg:x="2.115cm" svg:y="11.044cm">
          <draw:text-box>
            <text:p text:style-name="P2"><text:span text:style-name="T1">“</text:span><text:span text:style-name="T1">default”</text:span></text:p>
          </draw:text-box>
        </draw:frame>
        <draw:frame draw:style-name="gr3" draw:text-style-name="P2" draw:layer="layout" svg:width="2.47cm" svg:height="0.878cm" svg:x="5.318cm" svg:y="11.033cm">
          <draw:text-box>
            <text:p text:style-name="P2"><text:span text:style-name="T1">“</text:span><text:span text:style-name="T1">orders”</text:span></text:p>
          </draw:text-box>
        </draw:frame>
        <draw:frame draw:style-name="gr3" draw:text-style-name="P2" draw:layer="layout" svg:width="2.381cm" svg:height="0.878cm" svg:x="8.525cm" svg:y="11.044cm">
          <draw:text-box>
            <text:p text:style-name="P2"><text:span text:style-name="T1">“</text:span><text:span text:style-name="T1">books”</text:span></text:p>
          </draw:text-box>
        </draw:frame>
        <draw:custom-shape draw:style-name="gr1" draw:text-style-name="P1" draw:layer="layout" svg:width="10.922cm" svg:height="8.001cm" svg:x="14.462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493cm" svg:height="1.778cm" svg:x="16.113cm" svg:y="12.43cm">
          <text:p text:style-name="P1">JGroups</text:p>
          <draw:enhanced-geometry svg:viewBox="0 0 21600 21600" draw:type="rectangle" draw:enhanced-path="M 0 0 L 21600 0 21600 21600 0 21600 0 0 Z N"/>
        </draw:custom-shape>
        <draw:frame draw:style-name="gr3" draw:layer="layout" svg:width="2.614cm" svg:height="0.962cm" svg:x="22.844cm" svg:y="5.826cm">
          <draw:text-box>
            <text:p>Node B</text:p>
          </draw:text-box>
        </draw:frame>
        <draw:frame draw:style-name="gr3" draw:layer="layout" svg:width="5.396cm" svg:height="0.962cm" svg:x="16.94cm" svg:y="7.658cm">
          <draw:text-box>
            <text:p>Infinispan caches</text:p>
          </draw:text-box>
        </draw:frame>
        <draw:frame draw:style-name="gr3" draw:text-style-name="P2" draw:layer="layout" svg:width="2.568cm" svg:height="0.878cm" svg:x="15.224cm" svg:y="11.033cm">
          <draw:text-box>
            <text:p text:style-name="P2"><text:span text:style-name="T1">“</text:span><text:span text:style-name="T1">default”</text:span></text:p>
          </draw:text-box>
        </draw:frame>
        <draw:frame draw:style-name="gr3" draw:text-style-name="P2" draw:layer="layout" svg:width="2.47cm" svg:height="0.878cm" svg:x="18.399cm" svg:y="11.033cm">
          <draw:text-box>
            <text:p text:style-name="P2"><text:span text:style-name="T1">“</text:span><text:span text:style-name="T1">orders”</text:span></text:p>
          </draw:text-box>
        </draw:frame>
        <draw:frame draw:style-name="gr3" draw:text-style-name="P2" draw:layer="layout" svg:width="2.381cm" svg:height="0.878cm" svg:x="21.606cm" svg:y="11.044cm">
          <draw:text-box>
            <text:p text:style-name="P2"><text:span text:style-name="T1">“</text:span><text:span text:style-name="T1">books”</text:span></text:p>
          </draw:text-box>
        </draw:frame>
        <draw:line draw:style-name="gr4" draw:text-style-name="P1" draw:layer="layout" svg:x1="6.588cm" svg:y1="17.129cm" svg:x2="20.431cm" svg:y2="17.129cm">
          <text:p/>
        </draw:line>
        <draw:frame draw:style-name="gr5" draw:text-style-name="P1" draw:layer="layout" svg:width="2.872cm" svg:height="1.65cm" svg:x="11.795cm" svg:y="16.494cm">
          <draw:image xlink:href="Pictures/20000001000011AC0000077190ADDC39.svg" xlink:type="simple" xlink:show="embed" xlink:actuate="onLoad">
            <text:p/>
          </draw:image>
        </draw:frame>
        <draw:line draw:style-name="gr6" draw:text-style-name="P1" draw:layer="layout" svg:x1="6.588cm" svg:y1="17.129cm" svg:x2="6.588cm" svg:y2="14.208cm">
          <text:p/>
        </draw:line>
        <draw:line draw:style-name="gr7" draw:text-style-name="P1" draw:layer="layout" svg:x1="20.431cm" svg:y1="17.13cm" svg:x2="20.431cm" svg:y2="14.209cm">
          <text:p/>
        </draw:line>
        <draw:frame draw:style-name="gr3" draw:text-style-name="P2" draw:layer="layout" svg:width="7.61cm" svg:height="0.878cm" svg:x="15.107cm" svg:y="17.129cm">
          <draw:text-box>
            <text:p><text:span text:style-name="T1">Internal network (replication)</text:span></text:p>
          </draw:text-box>
        </draw:frame>
        <draw:frame draw:style-name="gr8" draw:text-style-name="P3" draw:layer="layout" svg:width="4.064cm" svg:height="0.806cm" svg:x="1.254cm" svg:y="14.716cm">
          <draw:text-box>
            <text:p text:style-name="P3"><text:span text:style-name="T2">192.168.1.5</text:span></text:p>
          </draw:text-box>
        </draw:frame>
        <draw:frame draw:style-name="gr8" draw:text-style-name="P3" draw:layer="layout" svg:width="4.064cm" svg:height="0.806cm" svg:x="22.59cm" svg:y="14.716cm">
          <draw:text-box>
            <text:p text:style-name="P3"><text:span text:style-name="T2">192.168.1.6</text:span></text:p>
          </draw:text-box>
        </draw:frame>
        <draw:g>
          <draw:g>
            <draw:custom-shape draw:style-name="gr9" draw:text-style-name="P1" draw:layer="layout" svg:width="2.667cm" svg:height="2.159cm" svg:x="2.321cm" svg:y="8.90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" draw:layer="layout" svg:width="2.794cm" svg:height="2.159cm" svg:x="2.016cm" svg:y="8.747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2.531cm" svg:y1="8.747cm" svg:x2="2.531cm" svg:y2="10.906cm">
                <text:p/>
              </draw:line>
              <draw:line draw:style-name="gr11" draw:text-style-name="P1" draw:layer="layout" svg:x1="2.016cm" svg:y1="9.763cm" svg:x2="4.81cm" svg:y2="9.763cm">
                <text:p/>
              </draw:line>
              <draw:line draw:style-name="gr11" draw:text-style-name="P1" draw:layer="layout" svg:x1="2.016cm" svg:y1="10.398cm" svg:x2="4.81cm" svg:y2="10.398cm">
                <text:p/>
              </draw:line>
              <draw:line draw:style-name="gr11" draw:text-style-name="P1" draw:layer="layout" svg:x1="2.016cm" svg:y1="9.255cm" svg:x2="4.81cm" svg:y2="9.255cm">
                <text:p/>
              </draw:line>
            </draw:g>
          </draw:g>
          <draw:g>
            <draw:custom-shape draw:style-name="gr9" draw:text-style-name="P1" draw:layer="layout" svg:width="2.667cm" svg:height="2.159cm" svg:x="5.572cm" svg:y="8.902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" draw:layer="layout" svg:width="2.794cm" svg:height="2.159cm" svg:x="5.267cm" svg:y="8.748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5.782cm" svg:y1="8.748cm" svg:x2="5.782cm" svg:y2="10.907cm">
                <text:p/>
              </draw:line>
              <draw:line draw:style-name="gr11" draw:text-style-name="P1" draw:layer="layout" svg:x1="5.267cm" svg:y1="9.764cm" svg:x2="8.061cm" svg:y2="9.764cm">
                <text:p/>
              </draw:line>
              <draw:line draw:style-name="gr11" draw:text-style-name="P1" draw:layer="layout" svg:x1="5.267cm" svg:y1="10.399cm" svg:x2="8.061cm" svg:y2="10.399cm">
                <text:p/>
              </draw:line>
              <draw:line draw:style-name="gr11" draw:text-style-name="P1" draw:layer="layout" svg:x1="5.267cm" svg:y1="9.256cm" svg:x2="8.061cm" svg:y2="9.256cm">
                <text:p/>
              </draw:line>
            </draw:g>
          </draw:g>
          <draw:g>
            <draw:custom-shape draw:style-name="gr9" draw:text-style-name="P1" draw:layer="layout" svg:width="2.667cm" svg:height="2.159cm" svg:x="8.798cm" svg:y="8.902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" draw:layer="layout" svg:width="2.794cm" svg:height="2.159cm" svg:x="8.493cm" svg:y="8.748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9.008cm" svg:y1="8.748cm" svg:x2="9.008cm" svg:y2="10.907cm">
                <text:p/>
              </draw:line>
              <draw:line draw:style-name="gr11" draw:text-style-name="P1" draw:layer="layout" svg:x1="8.493cm" svg:y1="9.764cm" svg:x2="11.287cm" svg:y2="9.764cm">
                <text:p/>
              </draw:line>
              <draw:line draw:style-name="gr11" draw:text-style-name="P1" draw:layer="layout" svg:x1="8.493cm" svg:y1="10.399cm" svg:x2="11.287cm" svg:y2="10.399cm">
                <text:p/>
              </draw:line>
              <draw:line draw:style-name="gr11" draw:text-style-name="P1" draw:layer="layout" svg:x1="8.493cm" svg:y1="9.256cm" svg:x2="11.287cm" svg:y2="9.256cm">
                <text:p/>
              </draw:line>
            </draw:g>
          </draw:g>
        </draw:g>
        <draw:g>
          <draw:g>
            <draw:custom-shape draw:style-name="gr9" draw:text-style-name="P1" draw:layer="layout" svg:width="2.667cm" svg:height="2.159cm" svg:x="15.478cm" svg:y="8.90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" draw:layer="layout" svg:width="2.794cm" svg:height="2.159cm" svg:x="15.173cm" svg:y="8.747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15.688cm" svg:y1="8.747cm" svg:x2="15.688cm" svg:y2="10.906cm">
                <text:p/>
              </draw:line>
              <draw:line draw:style-name="gr11" draw:text-style-name="P1" draw:layer="layout" svg:x1="15.173cm" svg:y1="9.763cm" svg:x2="17.967cm" svg:y2="9.763cm">
                <text:p/>
              </draw:line>
              <draw:line draw:style-name="gr11" draw:text-style-name="P1" draw:layer="layout" svg:x1="15.173cm" svg:y1="10.398cm" svg:x2="17.967cm" svg:y2="10.398cm">
                <text:p/>
              </draw:line>
              <draw:line draw:style-name="gr11" draw:text-style-name="P1" draw:layer="layout" svg:x1="15.173cm" svg:y1="9.255cm" svg:x2="17.967cm" svg:y2="9.255cm">
                <text:p/>
              </draw:line>
            </draw:g>
          </draw:g>
          <draw:g>
            <draw:custom-shape draw:style-name="gr9" draw:text-style-name="P1" draw:layer="layout" svg:width="2.667cm" svg:height="2.159cm" svg:x="18.729cm" svg:y="8.902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" draw:layer="layout" svg:width="2.794cm" svg:height="2.159cm" svg:x="18.424cm" svg:y="8.748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18.939cm" svg:y1="8.748cm" svg:x2="18.939cm" svg:y2="10.907cm">
                <text:p/>
              </draw:line>
              <draw:line draw:style-name="gr11" draw:text-style-name="P1" draw:layer="layout" svg:x1="18.424cm" svg:y1="9.764cm" svg:x2="21.218cm" svg:y2="9.764cm">
                <text:p/>
              </draw:line>
              <draw:line draw:style-name="gr11" draw:text-style-name="P1" draw:layer="layout" svg:x1="18.424cm" svg:y1="10.399cm" svg:x2="21.218cm" svg:y2="10.399cm">
                <text:p/>
              </draw:line>
              <draw:line draw:style-name="gr11" draw:text-style-name="P1" draw:layer="layout" svg:x1="18.424cm" svg:y1="9.256cm" svg:x2="21.218cm" svg:y2="9.256cm">
                <text:p/>
              </draw:line>
            </draw:g>
          </draw:g>
          <draw:g>
            <draw:custom-shape draw:style-name="gr9" draw:text-style-name="P1" draw:layer="layout" svg:width="2.667cm" svg:height="2.159cm" svg:x="21.955cm" svg:y="8.902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" draw:layer="layout" svg:width="2.794cm" svg:height="2.159cm" svg:x="21.65cm" svg:y="8.748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22.165cm" svg:y1="8.748cm" svg:x2="22.165cm" svg:y2="10.907cm">
                <text:p/>
              </draw:line>
              <draw:line draw:style-name="gr11" draw:text-style-name="P1" draw:layer="layout" svg:x1="21.65cm" svg:y1="9.764cm" svg:x2="24.444cm" svg:y2="9.764cm">
                <text:p/>
              </draw:line>
              <draw:line draw:style-name="gr11" draw:text-style-name="P1" draw:layer="layout" svg:x1="21.65cm" svg:y1="10.399cm" svg:x2="24.444cm" svg:y2="10.399cm">
                <text:p/>
              </draw:line>
              <draw:line draw:style-name="gr11" draw:text-style-name="P1" draw:layer="layout" svg:x1="21.65cm" svg:y1="9.256cm" svg:x2="24.444cm" svg:y2="9.256cm">
                <text:p/>
              </draw:line>
            </draw:g>
          </draw:g>
        </draw:g>
        <draw:frame draw:style-name="gr5" draw:text-style-name="P1" draw:layer="layout" svg:width="1.143cm" svg:height="1.571cm" svg:x="10.271cm" svg:y="1.254cm">
          <draw:image xlink:href="Pictures/200000010000386E000036435C865865.svg" xlink:type="simple" xlink:show="embed" xlink:actuate="onLoad">
            <text:p/>
          </draw:image>
        </draw:frame>
        <draw:frame draw:style-name="gr5" draw:text-style-name="P1" draw:layer="layout" svg:width="1.143cm" svg:height="1.571cm" svg:x="11.668cm" svg:y="1.255cm">
          <draw:image xlink:href="Pictures/200000010000386E000036435C865865.svg" xlink:type="simple" xlink:show="embed" xlink:actuate="onLoad">
            <text:p/>
          </draw:image>
        </draw:frame>
        <draw:frame draw:style-name="gr5" draw:text-style-name="P1" draw:layer="layout" svg:width="1.143cm" svg:height="1.571cm" svg:x="13.065cm" svg:y="1.255cm">
          <draw:image xlink:href="Pictures/200000010000386E000036435C865865.svg" xlink:type="simple" xlink:show="embed" xlink:actuate="onLoad">
            <text:p/>
          </draw:image>
        </draw:frame>
        <draw:frame draw:style-name="gr3" draw:layer="layout" svg:width="2.437cm" svg:height="0.962cm" svg:x="14.311cm" svg:y="1.635cm">
          <draw:text-box>
            <text:p>Clients</text:p>
          </draw:text-box>
        </draw:frame>
        <draw:line draw:style-name="gr4" draw:text-style-name="P1" draw:layer="layout" svg:x1="4.048cm" svg:y1="4.048cm" svg:x2="22.59cm" svg:y2="4.048cm">
          <text:p/>
        </draw:line>
        <draw:line draw:style-name="gr4" draw:text-style-name="P1" draw:layer="layout" svg:x1="12.176cm" svg:y1="3.032cm" svg:x2="12.176cm" svg:y2="4.048cm">
          <text:p/>
        </draw:line>
        <draw:line draw:style-name="gr4" draw:text-style-name="P1" draw:layer="layout" svg:x1="13.573cm" svg:y1="3.032cm" svg:x2="13.573cm" svg:y2="4.048cm">
          <text:p/>
        </draw:line>
        <draw:line draw:style-name="gr4" draw:text-style-name="P1" draw:layer="layout" svg:x1="10.906cm" svg:y1="3.032cm" svg:x2="10.906cm" svg:y2="4.048cm">
          <text:p/>
        </draw:line>
        <draw:line draw:style-name="gr12" draw:text-style-name="P1" draw:layer="layout" svg:x1="6.842cm" svg:y1="4.048cm" svg:x2="6.842cm" svg:y2="9.128cm">
          <text:p/>
        </draw:line>
        <draw:line draw:style-name="gr12" draw:text-style-name="P1" draw:layer="layout" svg:x1="4.048cm" svg:y1="4.048cm" svg:x2="4.048cm" svg:y2="9.128cm">
          <text:p/>
        </draw:line>
        <draw:line draw:style-name="gr12" draw:text-style-name="P1" draw:layer="layout" svg:x1="10.017cm" svg:y1="4.048cm" svg:x2="10.017cm" svg:y2="9.128cm">
          <text:p/>
        </draw:line>
        <draw:line draw:style-name="gr12" draw:text-style-name="P1" draw:layer="layout" svg:x1="16.621cm" svg:y1="4.048cm" svg:x2="16.621cm" svg:y2="9.128cm">
          <text:p/>
        </draw:line>
        <draw:line draw:style-name="gr12" draw:text-style-name="P1" draw:layer="layout" svg:x1="19.923cm" svg:y1="4.048cm" svg:x2="19.923cm" svg:y2="9.128cm">
          <text:p/>
        </draw:line>
        <draw:line draw:style-name="gr12" draw:text-style-name="P1" draw:layer="layout" svg:x1="22.59cm" svg:y1="4.048cm" svg:x2="22.59cm" svg:y2="9.1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3T13:07:15</meta:creation-date>
    <dc:date>2013-05-06T08:33:20</dc:date>
    <meta:editing-duration>P2DT15H49M59S</meta:editing-duration>
    <meta:editing-cycles>10</meta:editing-cycles>
    <meta:generator>LibreOffice/3.6$Linux_X86_64 LibreOffice_project/360m1$Build-2</meta:generator>
    <meta:document-statistic meta:object-count="85"/>
  </office:meta>
</office:document-meta>
</file>